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style:line-height-at-least="0.529cm" fo:padding="0cm" fo:border="none"/>
      <style:text-properties fo:color="#24292e" style:font-name="SFMono-Regular" fo:font-size="9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ML: 697 caracteres</text:p>
      <text:p text:style-name="Standard">JSON: 682 caractere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AN BANYULS SANCHEZ</meta:initial-creator>
    <dc:creator>Joan Banyuls</dc:creator>
    <meta:editing-cycles>1</meta:editing-cycles>
    <meta:creation-date>2018-03-21T11:14:00</meta:creation-date>
    <dc:date>2018-03-24T13:29:32.51</dc:date>
    <meta:editing-duration>PT10S</meta:editing-duration>
    <meta:generator>OpenOffice/4.1.3$Win32 OpenOffice.org_project/413m1$Build-9783</meta:generator>
    <meta:document-statistic meta:table-count="0" meta:image-count="0" meta:object-count="0" meta:page-count="1" meta:paragraph-count="2" meta:word-count="6" meta:character-count="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